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1cm" fo:min-width="0.268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281cm"/>
    </style:style>
    <style:style style:name="gr4" style:family="graphic" style:parent-style-name="standard">
      <style:graphic-properties draw:stroke="none" svg:stroke-color="#000000" draw:fill="none" draw:fill-color="#ffffff" fo:min-height="0.119cm"/>
    </style:style>
    <style:style style:name="gr5" style:family="graphic" style:parent-style-name="standard">
      <style:graphic-properties draw:stroke="none" svg:stroke-color="#000000" draw:fill="none" draw:fill-color="#ffffff" fo:min-height="0.73cm"/>
    </style:style>
    <style:style style:name="P1" style:family="paragraph">
      <loext:graphic-properties draw:fill="none"/>
      <style:paragraph-properties fo:text-align="center"/>
      <style:text-properties style:font-name="EVA-マティス-クラシック EB" fo:font-size="6pt" style:font-name-asian="EVA-マティス-クラシック EB" style:font-size-asian="6pt" style:font-size-complex="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EVA-マティス-クラシック EB" fo:font-size="8pt" style:font-name-asian="EVA-マティス-クラシック EB" style:font-size-asian="8pt" style:font-size-complex="8pt"/>
    </style:style>
    <style:style style:name="P4" style:family="paragraph">
      <loext:graphic-properties draw:fill="none" draw:fill-color="#ffffff"/>
      <style:text-properties style:font-name="EVA-マティス-クラシック EB" fo:font-size="8pt" style:font-name-asian="EVA-マティス-クラシック EB" style:font-size-asian="8pt" style:font-size-complex="8pt"/>
    </style:style>
    <style:style style:name="P5" style:family="paragraph"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EVA-マティス-クラシック EB" fo:font-size="8pt" style:font-name-asian="EVA-マティス-クラシック EB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1.134cm" svg:height="0.981cm" svg:x="1.718cm" svg:y="1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134cm" svg:height="0.981cm" svg:x="4.919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852cm" svg:y1="1.983cm" svg:x2="4.919cm" svg:y2="2.01cm" draw:start-shape="id1" draw:start-glue-point="10" draw:end-shape="id2" draw:end-glue-point="6" svg:d="M2852 1983l2067 27" svg:viewBox="0 0 2068 28">
          <text:p/>
        </draw:connector>
        <draw:frame draw:style-name="gr3" draw:text-style-name="P4" draw:layer="layout" svg:width="1.947cm" svg:height="0.535cm" svg:x="2.919cm" svg:y="1.55cm">
          <draw:text-box>
            <text:p text:style-name="P3"><text:span text:style-name="T1">update</text:span></text:p>
          </draw:text-box>
        </draw:frame>
        <draw:frame draw:style-name="gr4" draw:text-style-name="P6" draw:layer="layout" svg:width="0.296cm" svg:height="0.463cm" svg:x="2.009cm" svg:y="1.533cm">
          <draw:text-box>
            <text:p text:style-name="P5"><text:span text:style-name="T2">ｘ</text:span></text:p>
          </draw:text-box>
        </draw:frame>
        <draw:frame draw:style-name="gr4" draw:text-style-name="P6" draw:layer="layout" svg:width="0.296cm" svg:height="0.463cm" svg:x="2.309cm" svg:y="1.734cm">
          <draw:text-box>
            <text:p text:style-name="P5"><text:span text:style-name="T2">ｘ</text:span></text:p>
          </draw:text-box>
        </draw:frame>
        <draw:frame draw:style-name="gr4" draw:text-style-name="P6" draw:layer="layout" svg:width="0.296cm" svg:height="0.463cm" svg:x="2.009cm" svg:y="1.835cm">
          <draw:text-box>
            <text:p text:style-name="P5"><text:span text:style-name="T2">ｘ</text:span></text:p>
          </draw:text-box>
        </draw:frame>
        <draw:frame draw:style-name="gr4" draw:text-style-name="P6" draw:layer="layout" svg:width="0.296cm" svg:height="0.463cm" svg:x="2.309cm" svg:y="2.036cm">
          <draw:text-box>
            <text:p text:style-name="P5"><text:span text:style-name="T2">ｘ</text:span></text:p>
          </draw:text-box>
        </draw:frame>
        <draw:frame draw:style-name="gr4" draw:text-style-name="P6" draw:layer="layout" svg:width="0.296cm" svg:height="0.463cm" svg:x="2.309cm" svg:y="1.437cm">
          <draw:text-box>
            <text:p text:style-name="P5"><text:span text:style-name="T2">ｘ</text:span></text:p>
          </draw:text-box>
        </draw:frame>
        <draw:frame draw:style-name="gr4" draw:text-style-name="P6" draw:layer="layout" svg:width="0.296cm" svg:height="0.463cm" svg:x="5.109cm" svg:y="1.538cm">
          <draw:text-box>
            <text:p text:style-name="P5"><text:span text:style-name="T2">ｘ</text:span></text:p>
          </draw:text-box>
        </draw:frame>
        <draw:frame draw:style-name="gr4" draw:text-style-name="P6" draw:layer="layout" svg:width="0.296cm" svg:height="0.463cm" svg:x="5.409cm" svg:y="1.739cm">
          <draw:text-box>
            <text:p text:style-name="P5"><text:span text:style-name="T2">ｘ</text:span></text:p>
          </draw:text-box>
        </draw:frame>
        <draw:frame draw:style-name="gr4" draw:text-style-name="P6" draw:layer="layout" svg:width="0.296cm" svg:height="0.463cm" svg:x="5.609cm" svg:y="1.54cm">
          <draw:text-box>
            <text:p text:style-name="P5"><text:span text:style-name="T2">ｘ</text:span></text:p>
          </draw:text-box>
        </draw:frame>
        <draw:frame draw:style-name="gr4" draw:text-style-name="P6" draw:layer="layout" svg:width="0.296cm" svg:height="0.463cm" svg:x="5.609cm" svg:y="2.041cm">
          <draw:text-box>
            <text:p text:style-name="P5"><text:span text:style-name="T2">ｘ</text:span></text:p>
          </draw:text-box>
        </draw:frame>
        <draw:frame draw:style-name="gr4" draw:text-style-name="P6" draw:layer="layout" svg:width="0.296cm" svg:height="0.463cm" svg:x="5.109cm" svg:y="2.042cm">
          <draw:text-box>
            <text:p text:style-name="P5"><text:span text:style-name="T2">ｘ</text:span></text:p>
          </draw:text-box>
        </draw:frame>
        <draw:frame draw:style-name="gr5" draw:text-style-name="P4" draw:layer="layout" svg:width="4.761cm" svg:height="1.103cm" svg:x="1.679cm" svg:y="2.713cm">
          <draw:text-box>
            <text:p text:style-name="P3"><text:span text:style-name="T1">レコード</text:span><text:span text:style-name="T1">(</text:span><text:span text:style-name="T1">要素</text:span><text:span text:style-name="T1">)</text:span><text:span text:style-name="T1">数は変化せず</text:span></text:p>
            <text:p text:style-name="P3"><text:span text:style-name="T1">テーブル内のレコードの位置が</text:span></text:p>
            <text:p text:style-name="P3"><text:span text:style-name="T1">(</text:span><text:span text:style-name="T1">数学的な意味で</text:span><text:span text:style-name="T1">)</text:span><text:span text:style-name="T1">変化す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4:48:56.125000000</meta:creation-date>
    <dc:date>2019-09-18T06:31:44.690000000</dc:date>
    <meta:editing-duration>PT39M52S</meta:editing-duration>
    <meta:editing-cycles>4</meta:editing-cycles>
    <meta:generator>LibreOffice/5.4.4.2$Windows_X86_64 LibreOffice_project/2524958677847fb3bb44820e40380acbe820f960</meta:generator>
    <meta:document-statistic meta:object-count="15"/>
  </office:meta>
</office:document-meta>
</file>